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ard">
      <style:paragraph-properties fo:margin-top="0cm" fo:margin-bottom="0cm" style:contextual-spacing="false" fo:line-height="100%"/>
      <style:text-properties fo:color="#000000" loext:opacity="100%" style:font-name="Calibri" fo:font-size="12pt" fo:font-weight="bold" style:font-name-asian="Times New Roman" style:font-size-asian="12pt" style:language-asian="nl" style:country-asian="NL" style:font-weight-asian="bold" style:font-name-complex="Calibri" style:font-size-complex="12pt" style:font-weight-complex="bold"/>
    </style:style>
    <style:style style:name="P2" style:family="paragraph" style:parent-style-name="Standaard">
      <style:paragraph-properties fo:margin-top="0cm" fo:margin-bottom="0cm" style:contextual-spacing="false" fo:line-height="100%"/>
      <style:text-properties fo:color="#000000" loext:opacity="100%" style:font-name="Calibri" style:font-name-asian="Times New Roman" style:language-asian="nl" style:country-asian="NL" style:font-name-complex="Calibri"/>
    </style:style>
    <style:style style:name="P3" style:family="paragraph" style:parent-style-name="Standaard">
      <style:paragraph-properties fo:margin-top="0cm" fo:margin-bottom="0cm" style:contextual-spacing="false" fo:line-height="100%"/>
    </style:style>
    <style:style style:name="P4" style:family="paragraph" style:parent-style-name="Standaard">
      <style:text-properties fo:font-weight="bold" style:font-weight-asian="bold" style:font-weight-complex="bold"/>
    </style:style>
    <style:style style:name="P5" style:family="paragraph" style:parent-style-name="Title" style:master-page-name="MP0">
      <style:paragraph-properties fo:text-align="center" style:justify-single-word="false" style:page-number="auto" fo:break-before="page"/>
      <style:text-properties fo:font-size="12pt" fo:font-weight="normal" officeooo:rsid="00076d83" style:font-size-asian="10.5pt" style:font-weight-asian="normal" style:font-size-complex="12pt" style:font-weight-complex="normal"/>
    </style:style>
    <style:style style:name="P6" style:family="paragraph" style:parent-style-name="Standaard">
      <style:paragraph-properties fo:line-height="100%"/>
      <style:text-properties fo:font-size="12pt" fo:font-weight="normal" officeooo:rsid="00076d83" officeooo:paragraph-rsid="00076d83" style:font-size-asian="10.5pt" style:font-weight-asian="normal" style:font-size-complex="12pt" style:font-weight-complex="normal"/>
    </style:style>
    <style:style style:name="P7" style:family="paragraph" style:parent-style-name="Standaard">
      <style:paragraph-properties fo:line-height="70%"/>
      <style:text-properties fo:font-size="12pt" fo:font-weight="normal" officeooo:rsid="00076d83" officeooo:paragraph-rsid="00076d83" style:font-size-asian="10.5pt" style:font-weight-asian="normal" style:font-size-complex="12pt" style:font-weight-complex="normal"/>
    </style:style>
    <style:style style:name="P8" style:family="paragraph" style:parent-style-name="Standaard" style:list-style-name="L1">
      <style:paragraph-properties fo:line-height="70%"/>
      <style:text-properties fo:font-size="12pt" fo:font-weight="normal" officeooo:rsid="00076d83" officeooo:paragraph-rsid="00076d83" style:font-size-asian="10.5pt" style:font-weight-asian="normal" style:font-size-complex="12pt" style:font-weight-complex="normal"/>
    </style:style>
    <style:style style:name="P9" style:family="paragraph" style:parent-style-name="Standaard">
      <style:paragraph-properties fo:line-height="70%"/>
      <style:text-properties officeooo:rsid="00076d83" officeooo:paragraph-rsid="00076d83"/>
    </style:style>
    <style:style style:name="P10" style:family="paragraph" style:parent-style-name="Standaard" style:list-style-name="L1">
      <style:paragraph-properties fo:line-height="70%"/>
      <style:text-properties officeooo:paragraph-rsid="00076d83"/>
    </style:style>
    <style:style style:name="P11" style:family="paragraph" style:parent-style-name="Standaard" style:list-style-name="L2">
      <loext:graphic-properties draw:fill="none"/>
      <style:paragraph-properties fo:line-height="70%" fo:hyphenation-ladder-count="no-limit" fo:background-color="transparent"/>
      <style:text-properties officeooo:rsid="000883a8" officeooo:paragraph-rsid="000883a8" fo:hyphenate="false" loext:hyphenation-no-caps="false"/>
    </style:style>
    <style:style style:name="P12" style:family="paragraph" style:parent-style-name="Standaard">
      <style:paragraph-properties fo:line-height="70%"/>
      <style:text-properties fo:font-size="14pt" fo:font-weight="bold" officeooo:rsid="00076d83" officeooo:paragraph-rsid="00076d83" style:font-size-asian="14pt" style:font-weight-asian="bold" style:font-size-complex="14pt" style:font-weight-complex="bold"/>
    </style:style>
    <style:style style:name="P13" style:family="paragraph" style:parent-style-name="Standaard" style:list-style-name="L1" style:master-page-name="">
      <loext:graphic-properties draw:fill="none"/>
      <style:paragraph-properties fo:margin-left="2cm" fo:margin-right="0cm" fo:line-height="70%" fo:hyphenation-ladder-count="no-limit" fo:text-indent="-0.7cm" style:auto-text-indent="false" style:page-number="auto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4" style:family="paragraph" style:parent-style-name="Standaard" style:list-style-name="L1">
      <loext:graphic-properties draw:fill="none"/>
      <style:paragraph-properties fo:margin-left="2cm" fo:margin-right="0cm" fo:line-height="70%" fo:hyphenation-ladder-count="no-limit" fo:text-indent="-0.7cm" style:auto-text-indent="false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5" style:family="paragraph" style:parent-style-name="Standaard" style:list-style-name="L1" style:master-page-name="">
      <loext:graphic-properties draw:fill="none"/>
      <style:paragraph-properties fo:margin-left="1.3cm" fo:margin-right="0cm" fo:line-height="70%" fo:hyphenation-ladder-count="no-limit" fo:text-indent="-0.6cm" style:auto-text-indent="false" style:page-number="auto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6" style:family="paragraph" style:parent-style-name="Standaard" style:list-style-name="L1">
      <loext:graphic-properties draw:fill="none"/>
      <style:paragraph-properties fo:margin-left="1.3cm" fo:margin-right="0cm" fo:line-height="70%" fo:hyphenation-ladder-count="no-limit" fo:text-indent="-0.6cm" style:auto-text-indent="false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7" style:family="paragraph" style:parent-style-name="Standaard" style:master-page-name="">
      <loext:graphic-properties draw:fill="none"/>
      <style:paragraph-properties fo:margin-left="0cm" fo:margin-right="0cm" fo:line-height="70%" fo:hyphenation-ladder-count="no-limit" fo:text-indent="0cm" style:auto-text-indent="false" style:page-number="auto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8" style:family="paragraph" style:parent-style-name="Standaard">
      <loext:graphic-properties draw:fill="none"/>
      <style:paragraph-properties fo:margin-left="0cm" fo:margin-right="0cm" fo:line-height="70%" fo:hyphenation-ladder-count="no-limit" fo:text-indent="0cm" style:auto-text-indent="false" fo:background-color="transparent"/>
      <style:text-properties fo:font-size="12pt" fo:font-weight="normal" officeooo:rsid="00076d83" officeooo:paragraph-rsid="00076d83" style:font-size-asian="10.5pt" style:font-weight-asian="normal" style:font-size-complex="12pt" style:font-weight-complex="normal" fo:hyphenate="false" loext:hyphenation-no-caps="false"/>
    </style:style>
    <style:style style:name="P19" style:family="paragraph" style:parent-style-name="Standaard">
      <loext:graphic-properties draw:fill="none"/>
      <style:paragraph-properties fo:margin-left="0cm" fo:margin-right="0cm" fo:line-height="70%" fo:hyphenation-ladder-count="no-limit" fo:text-indent="0cm" style:auto-text-indent="false" fo:background-color="transparent"/>
      <style:text-properties officeooo:paragraph-rsid="00076d83" fo:hyphenate="false" loext:hyphenation-no-caps="false"/>
    </style:style>
    <style:style style:name="T1" style:family="text">
      <style:text-properties fo:color="#000000" loext:opacity="100%" style:font-name="Calibri" fo:font-size="12pt" fo:font-weight="bold" style:font-name-asian="Times New Roman" style:font-size-asian="12pt" style:language-asian="nl" style:country-asian="NL" style:font-weight-asian="bold" style:font-name-complex="Calibri" style:font-size-complex="12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76d83" style:font-size-asian="10.5pt" style:font-weight-asian="normal" style:font-size-complex="12pt" style:font-weight-complex="normal"/>
    </style:style>
    <style:style style:name="T4" style:family="text">
      <style:text-properties officeooo:rsid="000883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">Globale planning:</text:p>
      <text:p text:style-name="P12"/>
      <text:list xml:id="list777136617" text:style-name="L1">
        <text:list-item>
          <text:p text:style-name="P10"><text:span text:style-name="T3">Opzetten en inrichten project front-end en back-end in Intellij.</text:span></text:p>
        </text:list-item>
        <text:list-item>
          <text:p text:style-name="P8">Beginnen met Front-end en Back-end van <text:span text:style-name="T4">r</text:span>eserveringen:</text:p>
        </text:list-item>
        <text:list-item>
          <text:p text:style-name="P13">eerst front-end en back-end bouwen.</text:p>
        </text:list-item>
        <text:list-item>
          <text:p text:style-name="P14">vervolgens front-end en back-end kunnen laten communiceren.</text:p>
        </text:list-item>
        <text:list-item>
          <text:p text:style-name="P15">Bezoek front-end en back-end realiseren</text:p>
        </text:list-item>
        <text:list-item>
          <text:p text:style-name="P16">GGD-lijst realiseren.</text:p>
        </text:list-item>
        <text:list-item>
          <text:p text:style-name="P16"><text:span text:style-name="T4">Eventueel o</text:span>plossen technical debt <text:span text:style-name="T4">en refactoren van code.</text:span></text:p>
        </text:list-item>
        <text:list-item>
          <text:p text:style-name="P16">Voorbereiden demo</text:p>
        </text:list-item>
        <text:list-item>
          <text:p text:style-name="P16">Demo</text:p>
        </text:list-item>
      </text:list>
      <text:p text:style-name="P17"/>
      <text:p text:style-name="P18">In principe is het hele team alle acht dagen aanwezig, incidenteel zijn er privé afspraken gepland. Niet langer dan twee uur <text:span text:style-name="T4">per afspraak</text:span></text:p>
      <text:p text:style-name="P19"><text:span text:style-name="T3">Tijdens het hele traject zijn er dagelijkse afspraken gepland:</text:span></text:p>
      <text:list xml:id="list3793255471" text:style-name="L2">
        <text:list-item>
          <text:p text:style-name="P11"><text:span text:style-name="T3">D</text:span><text:span text:style-name="T2">aily standup (‘s morgens 9.00, circa 15 min.)</text:span></text:p>
        </text:list-item>
        <text:list-item>
          <text:p text:style-name="P11"><text:span text:style-name="T2">Evaluatie van de dag ervoor met Joris (dagelijks in te plannen, circa 15 min.)</text:span></text:p>
        </text:list-item>
        <text:list-item>
          <text:p text:style-name="P11"><text:span text:style-name="T2">Centraal overleg om 13.00 uur (CrC spel, circa 45 min.)</text:span></text:p>
        </text:list-item>
        <text:list-item>
          <text:p text:style-name="P11"><text:span text:style-name="T2">Eind van de dag PO overleg en demo met de productowner John (dagelijks in te plannnen aan de eind van de dag, ca. 10 minuten).</text:span></text:p>
        </text:list-item>
        <text:list-item>
          <text:p text:style-name="P11"><text:span text:style-name="T2">Om 17.00 uur wordt het werk van de dag ingechecked.</text:span></text:p>
        </text:list-item>
      </text:list>
      <text:p text:style-name="P17"/>
      <text:p text:style-name="P7"/>
      <text:p text:style-name="P9"><text:span text:style-name="T2"/></text:p>
      <text:p text:style-name="P9"><text:span text:style-name="T2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ard" style:family="paragraph">
      <style:paragraph-properties fo:hyphenation-ladder-count="no-limit"/>
      <style:text-properties fo:hyphenate="false" loext:hyphenation-no-caps="false"/>
    </style:style>
    <style:style style:name="Lijstalinea" style:family="paragraph" style:parent-style-name="Standa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ard" style:next-style-name="Standaard" style:class="chapter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ardalinea-lettertype" style:family="text"/>
    <style:style style:name="Titel_20_Char" style:display-name="Titel Char" style:family="text" style:parent-style-name="Standaardalinea-lettertype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Evan Olijrhook</meta:initial-creator>
    <meta:creation-date>2020-12-10T16:36:00Z</meta:creation-date>
    <dc:date>2020-12-11T15:31:31.776000000</dc:date>
    <meta:editing-cycles>3</meta:editing-cycles>
    <meta:editing-duration>PT8M47S</meta:editing-duration>
    <meta:document-statistic meta:table-count="0" meta:image-count="0" meta:object-count="0" meta:page-count="1" meta:paragraph-count="17" meta:word-count="161" meta:character-count="935" meta:non-whitespace-character-count="805"/>
    <meta:template xlink:type="simple" xlink:actuate="onRequest" xlink:title="" xlink:href="Normal"/>
  </office:meta>
</office:document-meta>
</file>